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87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table:style-name="Default"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table:style-name="Default" office:value-type="string">
            <text:p>20/0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el articulo “Crunching knowledge”</text:p>
          </table:table-cell>
          <table:table-cell office:value-type="date" office:date-value="2013-08-04">
            <text:p>08/04/13</text:p>
          </table:table-cell>
          <table:table-cell office:value-type="string">
            <text:p>1h</text:p>
          </table:table-cell>
          <table:table-cell office:value-type="string">
            <text:p>1h 10 minuto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gramar ahorcado en ruby</text:p>
          </table:table-cell>
          <table:table-cell office:value-type="date" office:date-value="2013-08-04">
            <text:p>08/04/13</text:p>
          </table:table-cell>
          <table:table-cell office:value-type="string">
            <text:p>2hs</text:p>
          </table:table-cell>
          <table:table-cell office:value-type="string">
            <text:p>3h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w you slice it</text:p>
          </table:table-cell>
          <table:table-cell table:style-name="Default" office:value-type="string">
            <text:p>19/04/13</text:p>
          </table:table-cell>
          <table:table-cell office:value-type="string">
            <text:p>40min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ar especificaciones de codeBreaker con cucumber</text:p>
          </table:table-cell>
          <table:table-cell table:style-name="Default" office:value-type="string">
            <text:p>26/04/13</text:p>
          </table:table-cell>
          <table:table-cell office:value-type="string">
            <text:p>3 hs</text:p>
          </table:table-cell>
          <table:table-cell office:value-type="string">
            <text:p>7h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scar definicion de arquitectura de software</text:p>
          </table:table-cell>
          <table:table-cell table:style-name="Default" office:value-type="string">
            <text:p>28/03/13</text:p>
          </table:table-cell>
          <table:table-cell office:value-type="string">
            <text:p>10 minutos</text:p>
          </table:table-cell>
          <table:table-cell office:value-type="string">
            <text:p>10 minuto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el articulo Who needs an architect”</text:p>
          </table:table-cell>
          <table:table-cell office:value-type="date" office:date-value="2003-05-05">
            <text:p>05/05/03</text:p>
          </table:table-cell>
          <table:table-cell office:value-type="string">
            <text:p>2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reparar exposición “Seguridad”</text:p>
          </table:table-cell>
          <table:table-cell office:value-type="date" office:date-value="2013-05-05">
            <text:p>05/05/13</text:p>
          </table:table-cell>
          <table:table-cell office:value-type="string">
            <text:p>1 hora</text:p>
          </table:table-cell>
          <table:table-cell office:value-type="string">
            <text:p>1 hor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eer articulo de integracion continua</text:p>
          </table:table-cell>
          <table:table-cell table:style-name="Default" office:value-type="string">
            <text:p>23/05/13</text:p>
          </table:table-cell>
          <table:table-cell office:value-type="string">
            <text:p>2 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hacer pasar test de rspec</text:p>
          </table:table-cell>
          <table:table-cell office:value-type="string">
            <text:p>31/05/2013</text:p>
          </table:table-cell>
          <table:table-cell office:value-type="string">
            <text:p>15min</text:p>
          </table:table-cell>
          <table:table-cell office:value-type="string">
            <text:p>10min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rear features con cucumber para proyectos</text:p>
          </table:table-cell>
          <table:table-cell table:style-name="Default" office:value-type="string">
            <text:p>27/05/13</text:p>
          </table:table-cell>
          <table:table-cell office:value-type="string">
            <text:p>1 hs</text:p>
          </table:table-cell>
          <table:table-cell office:value-type="string">
            <text:p>1hs 15m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acer pasar las features de cucumber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3 h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r vistas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5 h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rear los models</text:p>
          </table:table-cell>
          <table:table-cell office:value-type="date" office:date-value="2013-02-06">
            <text:p>02/06/13</text:p>
          </table:table-cell>
          <table:table-cell office:value-type="string">
            <text:p>2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escribir test de unidad para minPresssureAverage</text:p>
          </table:table-cell>
          <table:table-cell office:value-type="date" office:date-value="2013-06-06">
            <text:p>06/06/13</text:p>
          </table:table-cell>
          <table:table-cell office:value-type="string">
            <text:p>20 minutos</text:p>
          </table:table-cell>
          <table:table-cell office:value-type="string">
            <text:p>2hs 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escribir test de unidad para maxPresssureAverage</text:p>
          </table:table-cell>
          <table:table-cell office:value-type="date" office:date-value="2013-06-06">
            <text:p>06/06/13</text:p>
          </table:table-cell>
          <table:table-cell office:value-type="string">
            <text:p>20 minutos</text:p>
          </table:table-cell>
          <table:table-cell office:value-type="string">
            <text:p>2h 10 minutos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ompletar el model</text:p>
          </table:table-cell>
          <table:table-cell office:value-type="date" office:date-value="2013-06-06">
            <text:p>06/06/13</text:p>
          </table:table-cell>
          <table:table-cell office:value-type="string">
            <text:p>2 hs</text:p>
          </table:table-cell>
          <table:table-cell office:value-type="string">
            <text:p>6 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5$Linux_x86 LibreOffice_project/350m1$Build-2</meta:generator>
    <dc:date>2013-06-11T12:10:09</dc:date>
    <dc:creator>root </dc:creator>
    <meta:editing-duration>PT7M40S</meta:editing-duration>
    <meta:editing-cycles>20</meta:editing-cycles>
    <meta:document-statistic meta:table-count="1" meta:cell-count="100" meta:object-count="0"/>
  </office:meta>
</office:document-meta>
</file>